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536E46CDFB7AF957.png" manifest:media-type="image/png"/>
  <manifest:file-entry manifest:full-path="Pictures/100000010000017B0000017B088D1C1F76E7A55D.png" manifest:media-type="image/png"/>
  <manifest:file-entry manifest:full-path="Pictures/1000030D0000272A0000272A10D1AAF043DD2EF0.svg" manifest:media-type="image/svg+xml"/>
  <manifest:file-entry manifest:full-path="Pictures/100002CE0000272A0000272A0169386E89714D65.svg" manifest:media-type="image/svg+xml"/>
  <manifest:file-entry manifest:full-path="Pictures/100003850000272A0000272A0F803C358B4A87EE.svg" manifest:media-type="image/svg+xml"/>
  <manifest:file-entry manifest:full-path="Pictures/100000010000017B0000017B76532A916F246BB7.png" manifest:media-type="image/png"/>
  <manifest:file-entry manifest:full-path="Pictures/100000010000017B0000017BA4706EFA65F30273.png" manifest:media-type="image/png"/>
  <manifest:file-entry manifest:full-path="Pictures/100003850000272A0000272A83A68A0F0CF5BBA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ea2" officeooo:paragraph-rsid="0018cea2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4" draw:name="Text Frame 1" draw:style-name="gr1" draw:text-style-name="P2" svg:width="2.461cm" svg:height="1.694cm" svg:x="2.983cm" svg:y="9.22cm"><draw:text-box><text:p>1</text:p><text:p/></draw:text-box></draw:frame><draw:frame text:anchor-type="paragraph" draw:z-index="5" draw:name="Text Frame 2" draw:style-name="gr1" draw:text-style-name="P2" svg:width="2.461cm" svg:height="1.694cm" svg:x="3.168cm" svg:y="15.49cm"><draw:text-box><text:p>2</text:p><text:p/><text:p/></draw:text-box></draw:frame><draw:frame text:anchor-type="paragraph" draw:z-index="6" draw:name="Text Frame 3" draw:style-name="gr1" draw:text-style-name="P2" svg:width="2.461cm" svg:height="1.694cm" svg:x="13.143cm" svg:y="9.22cm"><draw:text-box><text:p>3</text:p><text:p/><text:p/></draw:text-box></draw:frame><draw:frame text:anchor-type="paragraph" draw:z-index="7" draw:name="Text Frame 4" draw:style-name="gr1" draw:text-style-name="P2" svg:width="2.461cm" svg:height="1.694cm" svg:x="13.328cm" svg:y="15.358cm"><draw:text-box><text:p>4</text:p><text:p/><text:p/></draw:text-box></draw:frame><draw:frame draw:style-name="fr1" draw:name="Image1" text:anchor-type="char" svg:x="-1.672cm" svg:y="-1.365cm" svg:width="9.999cm" svg:height="9.999cm" draw:z-index="0"><draw:image xlink:href="Pictures/100003850000272A0000272A83A68A0F0CF5BBAF.svg" xlink:type="simple" xlink:show="embed" xlink:actuate="onLoad" draw:mime-type="image/svg+xml"/><draw:image xlink:href="Pictures/100000010000017B0000017BA4706EFA65F30273.png" xlink:type="simple" xlink:show="embed" xlink:actuate="onLoad" draw:mime-type="image/png"/></draw:frame><draw:frame draw:style-name="fr1" draw:name="Image2" text:anchor-type="char" svg:x="-1.672cm" svg:y="16.272cm" svg:width="9.999cm" svg:height="9.999cm" draw:z-index="1"><draw:image xlink:href="Pictures/100002CE0000272A0000272A0169386E89714D65.svg" xlink:type="simple" xlink:show="embed" xlink:actuate="onLoad" draw:mime-type="image/svg+xml"/><draw:image xlink:href="Pictures/100000010000017B0000017B76532A916F246BB7.png" xlink:type="simple" xlink:show="embed" xlink:actuate="onLoad" draw:mime-type="image/png"/></draw:frame><draw:frame draw:style-name="fr1" draw:name="Image3" text:anchor-type="char" svg:x="8.647cm" svg:y="-1.296cm" svg:width="9.999cm" svg:height="9.999cm" draw:z-index="2"><draw:image xlink:href="Pictures/1000030D0000272A0000272A10D1AAF043DD2EF0.svg" xlink:type="simple" xlink:show="embed" xlink:actuate="onLoad" draw:mime-type="image/svg+xml"/><draw:image xlink:href="Pictures/100000010000017B0000017B536E46CDFB7AF957.png" xlink:type="simple" xlink:show="embed" xlink:actuate="onLoad" draw:mime-type="image/png"/></draw:frame><draw:frame draw:style-name="fr1" draw:name="Image4" text:anchor-type="char" svg:x="8.647cm" svg:y="16.272cm" svg:width="9.999cm" svg:height="9.999cm" draw:z-index="3"><draw:image xlink:href="Pictures/100003850000272A0000272A0F803C358B4A87EE.svg" xlink:type="simple" xlink:show="embed" xlink:actuate="onLoad" draw:mime-type="image/svg+xml"/><draw:image xlink:href="Pictures/100000010000017B0000017B088D1C1F76E7A5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32:37.554358231</meta:creation-date>
    <dc:date>2023-05-16T10:46:11.083621911</dc:date>
    <meta:editing-duration>PT13M34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